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C0000012CAE680BB720D204BC.tif" manifest:media-type="image/tiff"/>
  <manifest:file-entry manifest:full-path="Pictures/1000000100000362000002D0683FDC68AB859CBA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70ad47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name="Picture 6" draw:style-name="gr1" draw:text-style-name="P1" draw:layer="layout" svg:width="6.248cm" svg:height="5.194cm" svg:x="10.849cm" svg:y="6.942cm">
            <draw:image xlink:href="Pictures/1000000100000362000002D0683FDC68AB859CBA.tif" xlink:type="simple" xlink:show="embed" xlink:actuate="onLoad" draw:mime-type="image/tiff">
              <text:p/>
            </draw:image>
          </draw:frame>
          <draw:g draw:name="Group 7">
            <draw:g draw:name="Group 8">
              <draw:frame draw:name="Picture 11" draw:style-name="gr1" draw:text-style-name="P1" draw:layer="layout" svg:width="2.548cm" svg:height="3.747cm" svg:x="5.755cm" svg:y="13.005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12" draw:style-name="gr1" draw:text-style-name="P1" draw:layer="layout" svg:width="2.053cm" svg:height="3.021cm" svg:x="4.599cm" svg:y="14.367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9" draw:style-name="gr2" draw:text-style-name="P3" draw:layer="layout" svg:width="0.897cm" svg:height="1.098cm" svg:x="6.654cm" svg:y="11.849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3" draw:text-style-name="P3" draw:layer="layout" svg:width="3.088cm" svg:height="1.098cm" svg:x="4.211cm" svg:y="11.806cm">
              <text:p text:style-name="P2"><text:span text:style-name="T2">At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g draw:name="Group 14">
              <draw:frame draw:name="Picture 17" draw:style-name="gr1" draw:text-style-name="P1" draw:layer="layout" svg:width="2.549cm" svg:height="3.748cm" svg:x="3.205cm" svg:y="5.067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18" draw:style-name="gr1" draw:text-style-name="P1" draw:layer="layout" svg:width="2.549cm" svg:height="3.747cm" svg:x="0.722cm" svg:y="5.162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19" draw:style-name="gr1" draw:text-style-name="P1" draw:layer="layout" svg:width="2.548cm" svg:height="3.747cm" svg:x="1.896cm" svg:y="6.592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15" draw:style-name="gr4" draw:text-style-name="P3" draw:layer="layout" svg:width="0.899cm" svg:height="1.098cm" svg:x="4.139cm" svg:y="3.776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6" draw:style-name="gr5" draw:text-style-name="P3" draw:layer="layout" svg:width="3.588cm" svg:height="1.098cm" svg:x="1.141cm" svg:y="3.684cm">
              <text:p text:style-name="P2"><text:span text:style-name="T3">Retrea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>
            <draw:frame draw:name="Picture 21" draw:style-name="gr6" draw:text-style-name="P1" draw:layer="layout" svg:width="2.716cm" svg:height="3.746cm" svg:x="22.15cm" svg:y="12.571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22" draw:style-name="gr6" draw:text-style-name="P1" draw:layer="layout" svg:width="2.716cm" svg:height="3.747cm" svg:x="20.077cm" svg:y="10.961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23" draw:style-name="gr6" draw:text-style-name="P1" draw:layer="layout" svg:width="2.184cm" svg:height="3.015cm" svg:x="23.95cm" svg:y="14.479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24" draw:style-name="gr6" draw:text-style-name="P1" draw:layer="layout" svg:width="2.184cm" svg:height="3.015cm" svg:x="23.509cm" svg:y="11.632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custom-shape draw:name="TextBox 25" draw:style-name="gr7" draw:text-style-name="P3" draw:layer="layout" svg:width="0.898cm" svg:height="1.098cm" svg:x="24.182cm" svg:y="9.611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6" draw:style-name="gr8" draw:text-style-name="P3" draw:layer="layout" svg:width="3.587cm" svg:height="1.098cm" svg:x="21.355cm" svg:y="9.611cm">
              <text:p text:style-name="P2"><text:span text:style-name="T3">Retrea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>
            <draw:g draw:name="Group 28">
              <draw:frame draw:name="Picture 30" draw:style-name="gr6" draw:text-style-name="P1" draw:layer="layout" svg:width="2.717cm" svg:height="3.747cm" svg:x="12.137cm" svg:y="1.71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31" draw:style-name="gr6" draw:text-style-name="P1" draw:layer="layout" svg:width="2.605cm" svg:height="3.595cm" svg:x="13.363cm" svg:y="2.27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29" draw:style-name="gr9" draw:text-style-name="P3" draw:layer="layout" svg:width="3.691cm" svg:height="1.098cm" svg:x="11.66cm" svg:y="0.506cm">
              <text:p text:style-name="P2"><text:span text:style-name="T2">Attack</text:span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>
            <draw:g draw:name="Group 33">
              <draw:frame draw:name="Picture 36" draw:style-name="gr6" draw:text-style-name="P1" draw:layer="layout" svg:width="2.715cm" svg:height="3.747cm" svg:x="21.211cm" svg:y="3.1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37" draw:style-name="gr6" draw:text-style-name="P1" draw:layer="layout" svg:width="2.178cm" svg:height="3.003cm" svg:x="23.273cm" svg:y="3.996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38" draw:style-name="gr6" draw:text-style-name="P1" draw:layer="layout" svg:width="2.176cm" svg:height="3.003cm" svg:x="25.043cm" svg:y="3.70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39" draw:style-name="gr6" draw:text-style-name="P1" draw:layer="layout" svg:width="2.178cm" svg:height="3.004cm" svg:x="24.633cm" svg:y="5.534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34" draw:style-name="gr10" draw:text-style-name="P3" draw:layer="layout" svg:width="0.898cm" svg:height="1.098cm" svg:x="22.119cm" svg:y="1.987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5" draw:style-name="gr11" draw:text-style-name="P3" draw:layer="layout" svg:width="3.087cm" svg:height="1.098cm" svg:x="19.647cm" svg:y="2.005cm">
              <text:p text:style-name="P2"><text:span text:style-name="T2">At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1" draw:style-name="gr1" draw:text-style-name="P1" draw:layer="layout" svg:width="6.248cm" svg:height="5.194cm" svg:x="10.849cm" svg:y="6.942cm">
            <draw:image xlink:href="Pictures/1000000100000362000002D0683FDC68AB859CBA.tif" xlink:type="simple" xlink:show="embed" xlink:actuate="onLoad" draw:mime-type="image/tiff">
              <text:p/>
            </draw:image>
          </draw:frame>
          <draw:g draw:name="Group 1">
            <draw:g draw:name="Group 2">
              <draw:frame draw:name="Picture 2" draw:style-name="gr1" draw:text-style-name="P1" draw:layer="layout" svg:width="2.548cm" svg:height="3.747cm" svg:x="5.755cm" svg:y="13.005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3" draw:style-name="gr1" draw:text-style-name="P1" draw:layer="layout" svg:width="2.053cm" svg:height="3.021cm" svg:x="4.599cm" svg:y="14.367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3" draw:style-name="gr12" draw:text-style-name="P3" draw:layer="layout" svg:width="0.897cm" svg:height="1.098cm" svg:x="6.654cm" svg:y="11.849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" draw:style-name="gr13" draw:text-style-name="P3" draw:layer="layout" svg:width="3.088cm" svg:height="1.098cm" svg:x="4.211cm" svg:y="11.806cm">
              <text:p text:style-name="P2"><text:span text:style-name="T2">At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g draw:name="Group 4">
              <draw:frame draw:name="Picture 4" draw:style-name="gr1" draw:text-style-name="P1" draw:layer="layout" svg:width="2.549cm" svg:height="3.748cm" svg:x="3.205cm" svg:y="5.067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5" draw:style-name="gr1" draw:text-style-name="P1" draw:layer="layout" svg:width="2.549cm" svg:height="3.747cm" svg:x="0.722cm" svg:y="5.162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7" draw:style-name="gr1" draw:text-style-name="P1" draw:layer="layout" svg:width="2.548cm" svg:height="3.747cm" svg:x="1.896cm" svg:y="6.592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6" draw:style-name="gr14" draw:text-style-name="P3" draw:layer="layout" svg:width="0.899cm" svg:height="1.098cm" svg:x="4.139cm" svg:y="3.776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15" draw:text-style-name="P3" draw:layer="layout" svg:width="3.588cm" svg:height="1.098cm" svg:x="1.141cm" svg:y="3.684cm">
              <text:p text:style-name="P2"><text:span text:style-name="T3">Retrea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">
            <draw:frame draw:name="Picture 8" draw:style-name="gr6" draw:text-style-name="P1" draw:layer="layout" svg:width="2.716cm" svg:height="3.746cm" svg:x="22.15cm" svg:y="12.571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9" draw:style-name="gr6" draw:text-style-name="P1" draw:layer="layout" svg:width="2.716cm" svg:height="3.747cm" svg:x="20.077cm" svg:y="10.961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10" draw:style-name="gr6" draw:text-style-name="P1" draw:layer="layout" svg:width="2.184cm" svg:height="3.015cm" svg:x="23.95cm" svg:y="14.479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frame draw:name="Picture 13" draw:style-name="gr6" draw:text-style-name="P1" draw:layer="layout" svg:width="2.184cm" svg:height="3.015cm" svg:x="23.509cm" svg:y="11.632cm">
              <draw:image xlink:href="Pictures/10000001000000CC0000012CAE680BB720D204BC.tif" xlink:type="simple" xlink:show="embed" xlink:actuate="onLoad" draw:mime-type="image/tiff">
                <text:p/>
              </draw:image>
            </draw:frame>
            <draw:custom-shape draw:name="TextBox 8" draw:style-name="gr16" draw:text-style-name="P3" draw:layer="layout" svg:width="0.898cm" svg:height="1.098cm" svg:x="24.182cm" svg:y="9.611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" draw:style-name="gr17" draw:text-style-name="P3" draw:layer="layout" svg:width="3.587cm" svg:height="1.098cm" svg:x="21.355cm" svg:y="9.611cm">
              <text:p text:style-name="P2"><text:span text:style-name="T3">Retrea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">
            <draw:g draw:name="Group 9">
              <draw:frame draw:name="Picture 14" draw:style-name="gr6" draw:text-style-name="P1" draw:layer="layout" svg:width="2.717cm" svg:height="3.747cm" svg:x="12.137cm" svg:y="1.71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15" draw:style-name="gr6" draw:text-style-name="P1" draw:layer="layout" svg:width="2.605cm" svg:height="3.595cm" svg:x="13.363cm" svg:y="2.27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12" draw:style-name="gr18" draw:text-style-name="P3" draw:layer="layout" svg:width="3.691cm" svg:height="1.098cm" svg:x="11.66cm" svg:y="0.506cm">
              <text:p text:style-name="P2"><text:span text:style-name="T2">Attack</text:span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g draw:name="Group 11">
              <draw:frame draw:name="Picture 16" draw:style-name="gr6" draw:text-style-name="P1" draw:layer="layout" svg:width="2.715cm" svg:height="3.747cm" svg:x="21.211cm" svg:y="3.1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20" draw:style-name="gr6" draw:text-style-name="P1" draw:layer="layout" svg:width="2.178cm" svg:height="3.003cm" svg:x="23.273cm" svg:y="3.996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25" draw:style-name="gr6" draw:text-style-name="P1" draw:layer="layout" svg:width="2.176cm" svg:height="3.003cm" svg:x="25.043cm" svg:y="3.709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  <draw:frame draw:name="Picture 26" draw:style-name="gr6" draw:text-style-name="P1" draw:layer="layout" svg:width="2.178cm" svg:height="3.004cm" svg:x="24.633cm" svg:y="5.534cm">
                <draw:image xlink:href="Pictures/10000001000000CC0000012CAE680BB720D204BC.tif" xlink:type="simple" xlink:show="embed" xlink:actuate="onLoad" draw:mime-type="image/tiff">
                  <text:p/>
                </draw:image>
              </draw:frame>
            </draw:g>
            <draw:custom-shape draw:name="TextBox 13" draw:style-name="gr19" draw:text-style-name="P3" draw:layer="layout" svg:width="0.898cm" svg:height="1.098cm" svg:x="22.119cm" svg:y="1.987cm">
              <text:p text:style-name="P2"><text:span text:style-name="T1">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20" draw:text-style-name="P3" draw:layer="layout" svg:width="3.087cm" svg:height="1.098cm" svg:x="19.647cm" svg:y="2.005cm">
              <text:p text:style-name="P2"><text:span text:style-name="T2">At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alatino Linotype" svg:font-family="'Palatino Linotype'" style:font-family-generic="modern" style:font-pitch="fixed"/>
    <style:font-face style:name="Palatino Linotype1" svg:font-family="'Palatino Linotype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7.9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08:49:58.587810513</dc:date>
    <meta:editing-duration>PT4M10S</meta:editing-duration>
    <meta:editing-cycles>2</meta:editing-cycles>
    <meta:generator>LibreOffice/7.3.5.2$Linux_X86_64 LibreOffice_project/30$Build-2</meta:generator>
    <meta:document-statistic meta:object-count="69"/>
  </office:meta>
</office:document-meta>
</file>